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96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9" draw:text-style-name="P6" draw:layer="layout" svg:x1="0.75cm" svg:y1="0.77cm" svg:x2="1.75cm" svg:y2="1.7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6" draw:layer="layout" svg:x1="0.75cm" svg:y1="1.77cm" svg:x2="1.75cm" svg:y2="0.77cm">
          <text:p/>
        </draw:line>
        <draw:line draw:style-name="gr7" draw:text-style-name="P6" draw:layer="layout" svg:x1="0.25cm" svg:y1="2.02cm" svg:x2="2.25cm" svg:y2="2.02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304cm" svg:x2="1cm" svg:y2="8.804cm">
          <text:p/>
        </draw:line>
        <draw:line draw:style-name="gr13" draw:text-style-name="P6" draw:layer="layout" svg:x1="1.501cm" svg:y1="8.312cm" svg:x2="1.501cm" svg:y2="8.812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41cm">
          <draw:text-box>
            <text:p text:style-name="P8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22:39.814000000</dc:date>
    <meta:editing-duration>PT9M34S</meta:editing-duration>
    <meta:editing-cycles>20</meta:editing-cycles>
    <meta:generator>LibreOffice/7.5.0.3$Windows_X86_64 LibreOffice_project/c21113d003cd3efa8c53188764377a8272d9d6de</meta:generator>
    <meta:document-statistic meta:object-count="78"/>
  </office:meta>
</office:document-meta>
</file>